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80000000600AC3FC109.jpg"/>
  <manifest:file-entry manifest:media-type="image/png" manifest:full-path="Pictures/1000020100000194000001303FBCBB05.png"/>
  <manifest:file-entry manifest:media-type="image/jpeg" manifest:full-path="Pictures/1000000000000548000003E427A5B13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-color="#f7faf7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2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.29cm" svg:height="5.994cm" svg:x="0.942cm" svg:y="5.769cm">
          <text:p text:style-name="P3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67cm" svg:height="4.518cm" svg:x="9.066cm" svg:y="6.492cm">
          <text:p text:style-name="P3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54cm" svg:height="4.518cm" svg:x="14.71cm" svg:y="6.492cm">
          <text:p text:style-name="P3"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97cm" svg:height="4.5cm" svg:x="1.602cm" svg:y="6.516cm">
          <draw:image xlink:href="Pictures/100000000000080000000600AC3FC109.jpg" xlink:type="simple" xlink:show="embed" xlink:actuate="onLoad">
            <text:p text:style-name="P3"/>
          </draw:image>
        </draw:frame>
        <draw:frame draw:style-name="gr3" draw:text-style-name="P1" draw:layer="layout" svg:width="3.98cm" svg:height="3cm" svg:x="15.147cm" svg:y="6.772cm">
          <draw:image xlink:href="Pictures/1000020100000194000001303FBCBB05.png" xlink:type="simple" xlink:show="embed" xlink:actuate="onLoad">
            <text:p text:style-name="P3"/>
          </draw:image>
        </draw:frame>
        <draw:frame draw:style-name="gr4" draw:text-style-name="P4" draw:layer="layout" svg:width="3.66cm" svg:height="0.725cm" svg:x="2.757cm" svg:y="5.058cm">
          <draw:text-box>
            <text:p text:style-name="P3"><text:span text:style-name="T1">Gateway-Knoten</text:span></text:p>
          </draw:text-box>
        </draw:frame>
        <draw:frame draw:style-name="gr4" draw:text-style-name="P4" draw:layer="layout" svg:width="3.131cm" svg:height="0.725cm" svg:x="12.737cm" svg:y="5.048cm">
          <draw:text-box>
            <text:p text:style-name="P3"><text:span text:style-name="T1">Sensorknoten</text:span></text:p>
          </draw:text-box>
        </draw:frame>
        <draw:frame draw:style-name="gr4" draw:text-style-name="P6" draw:layer="layout" svg:width="2.487cm" svg:height="0.725cm" svg:x="3.344cm" svg:y="11.019cm">
          <draw:text-box>
            <text:p text:style-name="P5"><text:span text:style-name="T1">RadioFaro</text:span></text:p>
          </draw:text-box>
        </draw:frame>
        <draw:frame draw:style-name="gr4" draw:text-style-name="P7" draw:layer="layout" svg:width="2.242cm" svg:height="0.725cm" svg:x="16.016cm" svg:y="10.017cm">
          <draw:text-box>
            <text:p text:style-name="P5"><text:span text:style-name="T1">Muse231</text:span></text:p>
          </draw:text-box>
        </draw:frame>
        <draw:frame draw:style-name="gr3" draw:text-style-name="P1" draw:layer="layout" svg:width="4.07cm" svg:height="3cm" svg:x="9.464cm" svg:y="6.735cm">
          <draw:image xlink:href="Pictures/1000000000000548000003E427A5B13C.jpg" xlink:type="simple" xlink:show="embed" xlink:actuate="onLoad">
            <text:p text:style-name="P3"/>
          </draw:image>
        </draw:frame>
        <draw:frame draw:style-name="gr4" draw:text-style-name="P7" draw:layer="layout" svg:width="1.861cm" svg:height="0.725cm" svg:x="10.569cm" svg:y="9.991cm">
          <draw:text-box>
            <text:p text:style-name="P5"><text:span text:style-name="T1">tiny23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initial-creator>Matthias Vorwerk</meta:initial-creator>
    <meta:creation-date>2011-01-16T10:35:31</meta:creation-date>
    <dc:date>2011-01-18T21:35:57</dc:date>
    <meta:editing-cycles>17</meta:editing-cycles>
    <meta:editing-duration>PT4H4M2S</meta:editing-duration>
    <meta:user-defined meta:name="Info 1"/>
    <meta:user-defined meta:name="Info 2"/>
    <meta:user-defined meta:name="Info 3"/>
    <meta:user-defined meta:name="Info 4"/>
    <meta:document-statistic meta:object-count="11"/>
  </office:meta>
</office:document-meta>
</file>